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eca9" officeooo:paragraph-rsid="0018eca9"/>
    </style:style>
    <style:style style:name="P2" style:family="paragraph" style:parent-style-name="Standard">
      <style:text-properties fo:font-size="48pt" fo:font-weight="bold" officeooo:rsid="0018eca9" officeooo:paragraph-rsid="0018eca9" style:font-size-asian="48pt" style:font-weight-asian="bold" style:font-size-complex="48pt" style:font-weight-complex="bold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 style:list-style-name="L1">
      <style:paragraph-properties fo:text-align="justify" style:justify-single-word="false"/>
    </style:style>
    <style:style style:name="P5" style:family="paragraph" style:parent-style-name="Text_20_body" style:list-style-name="L2">
      <style:paragraph-properties fo:text-align="justify" style:justify-single-word="false"/>
    </style:style>
    <style:style style:name="P6" style:family="paragraph" style:parent-style-name="Text_20_body">
      <style:text-properties officeooo:rsid="0018eca9" officeooo:paragraph-rsid="0018eca9"/>
    </style:style>
    <style:style style:name="P7" style:family="paragraph" style:parent-style-name="Text_20_body" style:list-style-name="L1">
      <style:paragraph-properties fo:margin-top="0cm" fo:margin-bottom="0cm" loext:contextual-spacing="false" fo:text-align="justify" style:justify-single-word="false"/>
    </style:style>
    <style:style style:name="P8" style:family="paragraph" style:parent-style-name="Text_20_body" style:list-style-name="L2">
      <style:paragraph-properties fo:margin-top="0cm" fo:margin-bottom="0cm" loext:contextual-spacing="false" fo:text-align="justify" style:justify-single-word="false"/>
    </style:style>
    <style:style style:name="T1" style:family="text">
      <style:text-properties style:text-position="33% 80%" fo:font-size="13.5pt"/>
    </style:style>
    <style:style style:name="T2" style:family="text">
      <style:text-properties fo:font-size="13.5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X^y &gt; y^x</text:p>
      <text:p text:style-name="Standard"><text:span text:style-name="T2"/></text:p>
      <text:p text:style-name="Standard"><text:span text:style-name="T2">Given two arrays </text:span><text:span text:style-name="Strong_20_Emphasis"><text:span text:style-name="T2">X</text:span></text:span><text:span text:style-name="T2"> and </text:span><text:span text:style-name="Strong_20_Emphasis"><text:span text:style-name="T2">Y</text:span></text:span><text:span text:style-name="T2"> of positive integers, find the number of pairs such that </text:span><text:span text:style-name="Strong_20_Emphasis"><text:span text:style-name="T2">x</text:span></text:span><text:span text:style-name="Strong_20_Emphasis"><text:span text:style-name="T1">y</text:span></text:span><text:span text:style-name="Strong_20_Emphasis"><text:span text:style-name="T2"> &gt; y</text:span></text:span><text:span text:style-name="Strong_20_Emphasis"><text:span text:style-name="T1">x </text:span></text:span><text:span text:style-name="Strong_20_Emphasis"><text:span text:style-name="T2">(raised to power of)</text:span></text:span><text:span text:style-name="T2"> where x is an element from X and y is an element from Y.</text:span></text:p>
      <text:p text:style-name="Standard"><text:span text:style-name="T2"/></text:p>
      <text:p text:style-name="P1"><text:span text:style-name="T2">We have to exception for 1,2,3,0</text:span></text:p>
      <text:p text:style-name="P1"><text:span text:style-name="T2"/></text:p>
      <text:p text:style-name="P1"><text:span text:style-name="T2"/></text:p>
      <text:p text:style-name="P6"><text:span text:style-name="T2">Sort array Y[].</text:span></text:p>
      <text:list xml:id="list1634232082" text:style-name="L1">
        <text:list-item>
          <text:p text:style-name="P7">For every x in X[], find the index idx of the smallest number greater than x (also called ceil of x) in Y[] using <text:span text:style-name="Strong_20_Emphasis">binary search, or</text:span> we can use the inbuilt function <text:a xlink:type="simple" xlink:href="http://www.geeksforgeeks.org/stdupper_bound-in-cpp/" text:style-name="Internet_20_link" text:visited-style-name="Visited_20_Internet_20_Link">upper_bound()</text:a> in algorithm library.</text:p>
        </text:list-item>
        <text:list-item>
          <text:p text:style-name="P4">All the numbers after idx satisfy the relation so just add (n-idx) to the count.</text:p>
        </text:list-item>
      </text:list>
      <text:p text:style-name="P3"><text:span text:style-name="Strong_20_Emphasis">Base Cases and Exceptions:</text:span> </text:p>
      <text:p text:style-name="P3">Following are exceptions for x from X[] and y from Y[]</text:p>
      <text:list xml:id="list2254222179" text:style-name="L2">
        <text:list-item>
          <text:p text:style-name="P8">If x = 0, then the count of pairs for this x is 0.</text:p>
        </text:list-item>
        <text:list-item>
          <text:p text:style-name="P8">If x = 1, then the count of pairs for this x is equal to count of 0s in Y[].</text:p>
        </text:list-item>
        <text:list-item>
          <text:p text:style-name="P8">x smaller than y means x^y is greater than y^x.</text:p>
          <text:list>
            <text:list-item>
              <text:p text:style-name="P8">x = 2, y = 3 or 4</text:p>
            </text:list-item>
            <text:list-item>
              <text:p text:style-name="P5">x = 3, y = 2</text:p>
            </text:list-item>
          </text:list>
        </text:list-item>
      </text:list>
      <text:p text:style-name="P1"><text:span text:style-name="T2"/></text:p>
      <text:p text:style-name="Standard"/>
      <text:p text:style-name="Standard">class Solution{</text:p>
      <text:p text:style-name="Standard"><text:s text:c="4"/>public:</text:p>
      <text:p text:style-name="Standard"><text:s text:c="4"/></text:p>
      <text:p text:style-name="Standard"><text:s text:c="3"/></text:p>
      <text:p text:style-name="Standard"><text:s text:c="4"/>int count(int x, int Y[], int n, int NoOfY[])</text:p>
      <text:p text:style-name="Standard">{</text:p>
      <text:p text:style-name="Standard"><text:s text:c="3"/></text:p>
      <text:p text:style-name="Standard"><text:s text:c="4"/>if (x == 0)</text:p>
      <text:p text:style-name="Standard"><text:s text:c="8"/>return 0;</text:p>
      <text:p text:style-name="Standard"><text:s/></text:p>
      <text:p text:style-name="Standard"><text:s text:c="2"/></text:p>
      <text:p text:style-name="Standard"><text:s text:c="4"/>if (x == 1)</text:p>
      <text:p text:style-name="Standard"><text:s text:c="8"/>return NoOfY[0];</text:p>
      <text:p text:style-name="Standard"><text:s/></text:p>
      <text:p text:style-name="Standard"><text:s text:c="3"/></text:p>
      <text:p text:style-name="Standard"><text:s text:c="4"/>int* idx = upper_bound(Y, Y + n, x);</text:p>
      <text:p text:style-name="Standard"><text:s text:c="4"/>int ans = (Y + n) - idx;</text:p>
      <text:p text:style-name="Standard"><text:s/></text:p>
      <text:p text:style-name="Standard"/>
      <text:p text:style-name="Standard"><text:s text:c="4"/>ans += (NoOfY[0] + NoOfY[1]);</text:p>
      <text:p text:style-name="Standard"><text:s/></text:p>
      <text:p text:style-name="Standard"><text:s text:c="3"/></text:p>
      <text:p text:style-name="Standard"><text:soft-page-break/><text:s text:c="4"/>if (x == 2)</text:p>
      <text:p text:style-name="Standard"><text:s text:c="8"/>ans -= (NoOfY[3] + NoOfY[4]);</text:p>
      <text:p text:style-name="Standard"><text:s/></text:p>
      <text:p text:style-name="Standard"><text:s text:c="4"/></text:p>
      <text:p text:style-name="Standard"><text:s text:c="4"/>if (x == 3)</text:p>
      <text:p text:style-name="Standard"><text:s text:c="8"/>ans += NoOfY[2];</text:p>
      <text:p text:style-name="Standard"><text:s/></text:p>
      <text:p text:style-name="Standard"><text:s text:c="4"/>return ans;</text:p>
      <text:p text:style-name="Standard">}</text:p>
      <text:p text:style-name="Standard"><text:s/></text:p>
      <text:p text:style-name="Standard"/>
      <text:p text:style-name="Standard"><text:s/></text:p>
      <text:p text:style-name="Standard"><text:s text:c="4"/></text:p>
      <text:p text:style-name="Standard"><text:s text:c="4"/>long long countPairs(int X[], int Y[], int m, int n)</text:p>
      <text:p text:style-name="Standard"><text:s text:c="4"/>{</text:p>
      <text:p text:style-name="Standard"><text:s text:c="8"/>int NoOfY[5] = { 0 };</text:p>
      <text:p text:style-name="Standard"><text:s text:c="4"/>for (int i = 0; i &lt; n; i++)</text:p>
      <text:p text:style-name="Standard"><text:s text:c="8"/>if (Y[i] &lt; 5)</text:p>
      <text:p text:style-name="Standard"><text:s text:c="12"/>NoOfY[Y[i]]++;</text:p>
      <text:p text:style-name="Standard"><text:s/></text:p>
      <text:p text:style-name="Standard"><text:s text:c="3"/></text:p>
      <text:p text:style-name="Standard"><text:s text:c="4"/>sort(Y, Y + n);</text:p>
      <text:p text:style-name="Standard"><text:s/></text:p>
      <text:p text:style-name="Standard"><text:s text:c="4"/>long long total_pairs = 0; </text:p>
      <text:p text:style-name="Standard"><text:s/></text:p>
      <text:p text:style-name="Standard"><text:s text:c="2"/></text:p>
      <text:p text:style-name="Standard"><text:s text:c="4"/>for (int i = 0; i &lt; m; i++)</text:p>
      <text:p text:style-name="Standard"><text:s text:c="8"/>total_pairs += count(X[i], Y, n, NoOfY);</text:p>
      <text:p text:style-name="Standard"><text:s/></text:p>
      <text:p text:style-name="Standard"><text:s text:c="4"/>return total_pairs;</text:p>
      <text:p text:style-name="Standard"><text:s text:c="4"/>}</text:p>
      <text:p text:style-name="Standard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0T10:06:50.351572251</meta:creation-date>
    <dc:date>2021-11-20T10:41:09.163549370</dc:date>
    <meta:editing-duration>PT34M2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5" meta:word-count="305" meta:character-count="1519" meta:non-whitespace-character-count="1079"/>
  </office:meta>
</office:document-meta>
</file>